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ANDO </text:p>
      <text:p text:style-name="P2"/>
      <text:p text:style-name="P2">Classe dove salviamo in modo astratto le informazioni da richiamare, rappresenta i comandi fondamentali di <text:span text:style-name="T1">EmotionalMaps </text:span>che sono rispettivamente <text:span text:style-name="T1">TipoComando tipo</text:span> e il relativo metodo get,<text:span text:style-name="T1"> getTipo(),</text:span> e lo <text:span text:style-name="T1">String argomento</text:span> con il relativo metodo get, <text:span text:style-name="T1">getArgomento().</text:span></text:p>
      <text:p text:style-name="P2"/>
      <text:p text:style-name="P3">PUNTO_DI_INTERESSE</text:p>
      <text:p text:style-name="P2"/>
      <text:p text:style-name="P2">Creazione della <text:span text:style-name="T1">classe puntoDiInteresse()</text:span> dove vengono istanziate le coordinate dei punti di interesse con le emozioni totali e le emozioni di utenti attivi. </text:p>
      <text:p text:style-name="P2">Viene generato un nuovo punto di interesse <text:span text:style-name="T3">(con relativo nome e coordinata)</text:span>, e vengono instanziati a 0 i valori delle emozioni dei punti di interesse.</text:p>
      <text:p text:style-name="P2">Creazione, dei relativi metodi <text:span text:style-name="T7">getEventiTotali()</text:span> e <text:span text:style-name="T7">getPuntoDiInteresse()</text:span>. </text:p>
      <text:p text:style-name="P2">Creazione del metodo <text:span text:style-name="T1">resetStatistiche()</text:span> e crezione metodo <text:span text:style-name="T1">statisticheAttive()</text:span> dove crea una stringa che contiene una percentuale di tutte le emozioni attive. </text:p>
      <text:p text:style-name="P2">Creazione del metodo <text:span text:style-name="T1">statisticheTotali()</text:span> fa la stessa cosa del precedente ma per tutti gli utenti, qualunque sia lo stato. </text:p>
      <text:p text:style-name="P2">Creazione del metodo <text:span text:style-name="T1">aggiungiEvento()</text:span> che preleva l’evento e incrementa <text:span text:style-name="T1">eventiTotali</text:span>, controlla che il tipo di accesso sia uguale a<text:span text:style-name="T1"> login</text:span> se è login allora aggiorna <text:span text:style-name="T1">eventiTotaliAttivi </text:span>quindi viene creato uno <text:span text:style-name="T1">switch </text:span>per gli stati emotivi che tramite il metodo ottiene lo stato emotivo dell’evento. In base allo stato emotivo viene incrementato il rispettivo contatore (totale) e viene eseguito un controllo per verificare lo stato di accesso, se è nuovamente <text:span text:style-name="T1">login,</text:span> viene incrementato il contatore per quello stato emotivo di utenti attivi. </text:p>
      <text:p text:style-name="P2">Se lo stato emotivo non è tra quelli presenti viene stampato un messaggio WARNING specificando l’ID dell’evento.</text:p>
      <text:p text:style-name="P2">Creazione del metodo <text:span text:style-name="T1">calcolaDistanza()</text:span> che controlla la distanza assoluta e dove viene richiamato il metodo della classe UTILITA che restituisce la distanza assoluta tra punto di interesse e le coordinate passate.</text:p>
      <text:p text:style-name="P2">Creazione del metodo <text:span text:style-name="T1">percentualeTotale()</text:span> se </text:p>
      <text:p text:style-name="P2"/>
      <text:p text:style-name="P2"><text:span text:style-name="T1">if</text:span>(EventiTotali != 0 )</text:p>
      <text:p text:style-name="P2"/>
      <text:p text:style-name="P2">allora restituisce il valore in <text:span text:style-name="T1">int</text:span>, arrotondato.</text:p>
      <text:p text:style-name="P2"/>
      <text:p text:style-name="P3">UTILITA</text:p>
      <text:p text:style-name="P2"/>
      <text:p text:style-name="P2">Classe per la creazione di vari metodi di uso comune nel programma <text:span text:style-name="T3">(carica stringhe di file tramite buffer)</text:span><text:span text:style-name="T5">, esegue controlli fino a quando:</text:span></text:p>
      <text:p text:style-name="P2"><text:span text:style-name="T5"/></text:p>
      <text:p text:style-name="P2"><text:span text:style-name="T7">if </text:span><text:span text:style-name="T5">(BufferedReader != <text:s/>null)</text:span></text:p>
      <text:p text:style-name="P2"><text:span text:style-name="T5"/></text:p>
      <text:p text:style-name="P2"><text:span text:style-name="T5">salva nell'ArrayList <text:s/>e manda un messaggio di ERROR.</text:span></text:p>
      <text:p text:style-name="P2">Viene creato un metodo<text:span text:style-name="T1"> boolean bisestile(),</text:span> che verifica se l’anno che viene passato come argomento è bisestile, se è tale torna TRUE. </text:p>
      <text:p text:style-name="P2">Viene creato il metodo<text:span text:style-name="T1"> suddividiStringhe()</text:span> dove viene passato come argomento l’ArrayList, in cui viene controllato se l’array è vuoto e crea una matrice salvando il risultato in posizione, prendendo la riga, fino a quando non riscontra la virgola .</text:p>
      <text:p text:style-name="P2">Creazione del metodo <text:span text:style-name="T1">controllaArrayStringhe(),</text:span> dove viene passato l’array di tipo string, e controlla se è null o vuoto, se non lo è allora restituisce TRUE.</text:p>
      <text:p text:style-name="P2">Creazione del metodo <text:span text:style-name="T1">aggiungiEstensione()</text:span> dove passa <text:span text:style-name="T1">&lt;nomefile&gt; </text:span>e controlla se finisce con la giusta estensione, se non è presente gliela aggiunge automaticamente in <text:span text:style-name="T1">“.txt”</text:span>.</text:p>
      <text:p text:style-name="P2">Infine viene creato il metodo<text:span text:style-name="T1"> distanza() </text:span>in cui passano le coordinate di due punti, e controlla se la <text:soft-page-break/>variabile x del primo punto è maggiore del secondo, poi viene creata una variabile temporanea con i valore di x e vengono invertiti i valori, infine trova la distanza assoluta.</text:p>
      <text:p text:style-name="P2"/>
      <text:p text:style-name="P3">MANAGER_PDI</text:p>
      <text:p text:style-name="P3"/>
      <text:p text:style-name="Standard"><text:span text:style-name="T2">Creazione della classe </text:span><text:span text:style-name="T1">ManagerPDI </text:span><text:span text:style-name="T2">e creazione della lista di tipo </text:span><text:span text:style-name="T1">&lt;puntoDiInteresse&gt; </text:span><text:span text:style-name="T2">con relativa creazione del metodo </text:span><text:span text:style-name="T1">ManagerPDI()</text:span><text:span text:style-name="T2"> dove la lista viene instanziata come ArrayList di tipo </text:span><text:span text:style-name="T1">&lt;puntoDiInteresse&gt;</text:span><text:span text:style-name="T2"> e viene aggiunta tramite metodi, il metodo, </text:span><text:span text:style-name="T1">aggiungiPDI()</text:span><text:span text:style-name="T2"> dei nuovi punti di interesse i cui attributi sono il nome del punto, la sua latitudine e longitudine per tutti i punti. Creazione metodo </text:span><text:span text:style-name="T1">void elabora()</text:span><text:span text:style-name="T2"> che ha come attributo l</text:span><text:span text:style-name="T1">’Evento e</text:span><text:span text:style-name="T2">, all’interno vengono istanziati: </text:span></text:p>
      <text:p text:style-name="Standard"><text:span text:style-name="T2"/></text:p>
      <text:list xml:id="list4197491084375571003" text:style-name="L2">
        <text:list-item>
          <text:p text:style-name="P4"><text:span text:style-name="T2">Indice</text:span></text:p>
        </text:list-item>
        <text:list-item>
          <text:p text:style-name="P4"><text:span text:style-name="T2">IndicePDI</text:span></text:p>
        </text:list-item>
        <text:list-item>
          <text:p text:style-name="P4"><text:span text:style-name="T2">distanza minima e distanza calcolata</text:span></text:p>
          <text:p text:style-name="P4"><text:span text:style-name="T2"/></text:p>
        </text:list-item>
      </text:list>
      <text:p text:style-name="Standard"><text:span text:style-name="T2">Avviene una successiva scansione dell'ArrayList dove viene calcolata la distanza dal punto e ai vari punti di interesse e lo assegna al punto di interesse più vicino, poi lo aggiunge ad ArrayList. </text:span></text:p>
      <text:p text:style-name="Standard"><text:span text:style-name="T2">Se invece l’indice è uguale a </text:span><text:span text:style-name="T1">-1</text:span><text:span text:style-name="T2"> viene stampato un WARNING nell’elaborazione dell’evento. </text:span></text:p>
      <text:p text:style-name="P2">Creazione del metodo<text:span text:style-name="T1"> void resetStatistiche()</text:span> che resetta le statistiche di tutti i punti di interesse .</text:p>
      <text:p text:style-name="P2">Infine la creazione del metodo <text:span text:style-name="T1">void stampaStatisticheTotali()</text:span> dove stampa la percentuale delle statistiche totali.</text:p>
      <text:p text:style-name="P2"/>
      <text:p text:style-name="P3">EVENTI</text:p>
      <text:p text:style-name="P2"/>
      <text:p text:style-name="P2">Creazione della classe per la rappresentazione degli eventi, serve a gestire in modo più semplice i dati riguardanti l’evento preso in considerazione. </text:p>
      <text:p text:style-name="P2">Creazione della <text:span text:style-name="T1">classe evento()</text:span> con all’interno le relative variabili e creazione elemento di tipo<text:span text:style-name="T1"> evento</text:span> inizializzato con tutti i campi dai valori dati in input. </text:p>
      <text:p text:style-name="P2">Creazione metodo <text:span text:style-name="T1">getAccesso()</text:span> facendo riferimento alla classe <text:span text:style-name="T1">enum</text:span> statistiche</text:p>
      <text:p text:style-name="P2">Creazione del metodo <text:span text:style-name="T1">getID()</text:span> che restituisce l'id dell'utente, e creazione del metodo <text:span text:style-name="T1">getX()</text:span> e <text:span text:style-name="T1">getY()</text:span> che restituiscono le relative coordinate. </text:p>
      <text:p text:style-name="P2">Crezione di <text:span text:style-name="T1">getData()</text:span> che restituisce la data, e creazione di <text:span text:style-name="T1">getStatoEmotivo()</text:span>, facendo riferimento alla classe<text:span text:style-name="T1"> enumerativa StatoEmotivo.</text:span></text:p>
      <text:p text:style-name="P2"/>
      <text:p text:style-name="P3">MANAGER_EVENTI</text:p>
      <text:p text:style-name="P2"/>
      <text:p text:style-name="P2">Viene creata una classe<text:span text:style-name="T7"> ManagerEventi() </text:span>e viene creato un HASHMAP <text:span text:style-name="T3">(implementato nelle</text:span></text:p>
      <text:p text:style-name="P2"><text:span text:style-name="T3">api di java), </text:span><text:span text:style-name="T5">l</text:span>a cui mappa è una collezione di oggetti il cui scopo principale è rendere veloce ed efficiente le operazioni di inserimento e ricerca elementi. La mappa memorizza coppie <text:span text:style-name="T3">(chiave</text:span> e <text:span text:style-name="T3">valore), </text:span><text:span text:style-name="T5">c</text:span>ome <text:span text:style-name="T3">chiave</text:span> ha delle stringhe mentre come <text:span text:style-name="T3">valore</text:span> ha un ArrayList chiamato &lt;<text:span text:style-name="T1">listaEventi&gt;. </text:span></text:p>
      <text:p text:style-name="P2">Creazione nuovo elemento di <text:span text:style-name="T1">ManagerEventi </text:span>dove al suo interno viene istanziato &lt;<text:span text:style-name="T1">listaEventi&gt;</text:span> . Crezione metodo<text:span text:style-name="T1"> void aggiungiEventi()</text:span> di attributo <text:span text:style-name="T1">&lt;nomefile&gt;</text:span>, con l’ArrayList settato a null e anche la stringa. </text:p>
      <text:p text:style-name="P2"><text:span text:style-name="T1">Creazione di array di stringhe</text:span> dove tramite il richiamo di un metodo della classe UTILITA viene caricata la stringa nel file, dove viene verificato se l’array di stringhe non e null e contestualmente viene controllato tramite il metodo <text:span text:style-name="T1">boolean</text:span> <text:span text:style-name="T1">controllaArrayStringhe()</text:span> <text:s/>che controlla effettivamente se l’array e il suo contenuto sono formalmente corretti. Successivamente tutti gli elementi dell’array vengono convertiti in tipo <text:span text:style-name="T1">evento</text:span></text:p>
      <text:p text:style-name="P2"/>
      <text:p text:style-name="P2"><text:span text:style-name="T1">if</text:span>( <text:span text:style-name="T1">evento</text:span> != null)</text:p>
      <text:p text:style-name="P2"/>
      <text:p text:style-name="P2">viene controllata la data in <text:span text:style-name="T1">&lt;listaCorrente&gt;</text:span> se è = a null oppure se e != dalla data dall’<text:span text:style-name="T1">evento</text:span>, in <text:soft-page-break/>quel caso data <text:span text:style-name="T1">&lt;listaCorrtente</text:span>&gt; prende il valore della data dell’<text:span text:style-name="T1">evento</text:span>. Imposta <text:span text:style-name="T1">&lt;listaCorrente&gt;</text:span> con <text:span text:style-name="T1">dataEvento</text:span>, controlla se = <text:s/>null, se è cosi viene instazia <text:s/><text:span text:style-name="T1">&lt;listaCorrente&gt;</text:span> come ArrayList di tipo <text:span text:style-name="T1">evento</text:span> e viene associata alla chiave <text:span text:style-name="T1">dataCorrente</text:span><text:span text:style-name="T3">(string)</text:span> il valore di <text:span text:style-name="T1">&lt;listaCorrente&gt; </text:span>che se è = null viene aggiunto l’<text:span text:style-name="T1">evento</text:span> all’ArrayList di<text:span text:style-name="T1"> &lt;listaCorrente&gt;</text:span>, nel caso invece è <text:span text:style-name="T1">evento </text:span>ad<text:span text:style-name="T1"> </text:span>essere = a null, viene comunque aggiunto. </text:p>
      <text:p text:style-name="P2">Nel caso però in cui l’array stringhe è <text:s/>= <text:s/>null, oppure il metodo <text:span text:style-name="T1">controllaArrayStringhe()</text:span> restitusce FALSE, viene stampato a schermo un WARNING indicando che non è stato possibile aggiungere l'evento alla lista. </text:p>
      <text:p text:style-name="P2">Nel caso invece venga riscontrata un eccezione di tipo <text:span text:style-name="T1">IOException</text:span> viene stampato il medesimo WARNING. </text:p>
      <text:p text:style-name="P2">Creazione di un nuovo elemento di tipo <text:span text:style-name="T1">resetEventi()</text:span> che istanzia nuovamente la <text:span text:style-name="T1">&lt;listaEventi&gt;</text:span></text:p>
      <text:p text:style-name="P2">come HASHMAP e viene creato il metodo <text:span text:style-name="T1">converti()</text:span> che è un array di tipo <text:span text:style-name="T1">evento</text:span> che ha come <text:span text:style-name="T1">input </text:span>un array di stringhe chiamato <text:span text:style-name="T1">datiGrezzi[]</text:span>.</text:p>
      <text:p text:style-name="P2">Viene creato un ArrayList di tipo <text:span text:style-name="T1">evento</text:span> chiamato <text:span text:style-name="T1">&lt;listaConvertiti&gt;</text:span> e vengono salvati in una matrice di stringhe chiamata <text:span text:style-name="T1">datiSuddivisi[][]</text:span>, i datiGrezzi vengono quindi separati tramite il metodo <text:span text:style-name="T1">suddiviStringhe()</text:span> e infine viene istanziato un indice uguale a 1. </text:p>
      <text:p text:style-name="P2"/>
      <text:p text:style-name="P2"><text:span text:style-name="T1">if</text:span>(datiSuddivisi == null) </text:p>
      <text:p text:style-name="P2">return null;</text:p>
      <text:p text:style-name="P2"/>
      <text:p text:style-name="P2">Vengono poi salvati i <text:span text:style-name="T1">datiSuddivisi</text:span> in un array di tipo <text:span text:style-name="T1">dato[]</text:span> e viene creato un <text:span text:style-name="T1">boolean corretto impostato a </text:span>TRUE. Richiama registrazione <text:span text:style-name="T1">login</text:span> ed <text:span text:style-name="T1">emozione</text:span> dai rispettivi <text:span text:style-name="T1">enumerativi</text:span> e li imposta a null, ed effettua un controllo dove se la prima posizione dell’array è “IN” viene impostata come stato registrazione IN , altrimenti OUT. </text:p>
      <text:p text:style-name="P2">Se non viene verificato nessuno dei due casi imposta <text:span text:style-name="T1">corretto</text:span> a<text:span text:style-name="T1"> </text:span>FALSE. </text:p>
      <text:p text:style-name="P2">Effettua poi <text:s/>un secondo controllo per la seconda posizione, se è uguale a <text:span text:style-name="T1">login</text:span> viene impostato <text:span text:style-name="T1">login </text:span>uguale a stato utente LOGIN, se <text:span text:style-name="T1">logout</text:span> imposta stato utente a LOGOUT.</text:p>
      <text:p text:style-name="P2">Se invece non è nessuno dei due allora <text:span text:style-name="T1">corretto</text:span> viene impostato a FALSE. </text:p>
      <text:p text:style-name="P2">Viene effettuato un controllo per la correttezza sintattica per la 3 posizione altrimenti MHANZ. Creazione di uno <text:span text:style-name="T1">switch</text:span> con i valori in 7 posizione per ogni <text:span text:style-name="T1">emozione</text:span> consentita nell<text:span text:style-name="T1">'enumerativo</text:span> viene impostata l’emozione appropriata. </text:p>
      <text:p text:style-name="P2">Se il valore non dovesse esserci, allora <text:span text:style-name="T1">corretto</text:span> viene impostato a FALSE.</text:p>
      <text:p text:style-name="P2">Se i <text:span text:style-name="T1">dati[i]</text:span> sono <text:span text:style-name="T1">corretti</text:span> viene aggiunto all’ArrayList l’<text:span text:style-name="T1">evento</text:span> altimenti se <text:span text:style-name="T1">corretto</text:span> = FALSE stampa un WARNING indicando l’indice.</text:p>
      <text:p text:style-name="P2">In ultimo ritorna la lista come array.</text:p>
      <text:p text:style-name="P2">Viene creato il metodo <text:span text:style-name="T1">ricerca()</text:span> con argomenti <text:span text:style-name="T1">data1</text:span> e <text:span text:style-name="T1">data 2</text:span> viene istanziato un ArrayList chiamato <text:span text:style-name="T1">&lt;eventi&gt;</text:span> e<text:span text:style-name="T1"> </text:span>viene effettuato un controllo se le date sono nel formato corretto. </text:p>
      <text:p text:style-name="P2">Controlla poi se <text:span text:style-name="T1">data1 &lt; data2</text:span>, se lo è la ricerca viene saltata e ritorna null. </text:p>
      <text:p text:style-name="P2">Recupero eventi compresi tra le date e vengono salvati sull’ArrayList di tipo &lt;lista&gt;<text:span text:style-name="T1"> </text:span></text:p>
      <text:p text:style-name="P2"><text:span text:style-name="T1"/></text:p>
      <text:p text:style-name="P2"><text:span text:style-name="T1">if</text:span>(lista != null) </text:p>
      <text:p text:style-name="P2"/>
      <text:p text:style-name="P2">vengono aggiunti ad &lt;<text:span text:style-name="T1">eventi&gt;</text:span> tutti gli eventi contenuti nell HASHMAP che hanno quella data e restituisce gli eventi trovati. </text:p>
      <text:p text:style-name="P2">Creazione del metodo <text:span text:style-name="T1">contieneEventoId()</text:span> con argomento <text:span text:style-name="T1">l’ID</text:span> e una lista, e verifica che nella lista sia presente<text:span text:style-name="T1"> l’ID</text:span> dell’evento specificato con ID.</text:p>
      <text:p text:style-name="P2">Viene creato il metodo <text:span text:style-name="T1">controllaData()</text:span>, viene passato come argomento la data. </text:p>
      <text:p text:style-name="P2">Se la lunghezza dovesse essere maggiore di 8, o se il formato della data non dovesse essere di soli numeri, o ancora se l’anno di inizio fosse inferiore al 1970, o per ultimo, il formato della data non dovesse essere valido, allora restituisce FALSE, altrimenti TRUE.</text:p>
      <text:p text:style-name="P2">Viene creato un metodo<text:span text:style-name="T1"> boolean primaDiData()</text:span> che controlla che <text:span text:style-name="T1">data1</text:span> preceda <text:span text:style-name="T1">data2</text:span>. </text:p>
      <text:p text:style-name="P2">Viene poi creato un metodo <text:span text:style-name="T1">boolean</text:span> chiamato <text:span text:style-name="T1">stessaData()</text:span> che controlla che <text:span text:style-name="T1">data1</text:span> e <text:span text:style-name="T1">data2 </text:span><text:soft-page-break/>facciano riferimento alla stessa data.</text:p>
      <text:p text:style-name="P2">Creazione di un metodo <text:span text:style-name="T1">boolean dopoDiData()</text:span> che controlla che controlla che <text:span text:style-name="T1">data1</text:span> succeda <text:span text:style-name="T1">data2.</text:span></text:p>
      <text:p text:style-name="P2">Creazione finale del metodo <text:span text:style-name="T1">creaDataSuccessiva()</text:span> con argomento uno <text:span text:style-name="T1">String data, </text:span>dove viene generata una data successiva a quella data in input. </text:p>
      <text:p text:style-name="P2">Se quella data in input non è <text:span text:style-name="T1">corretta</text:span> restituisce null.</text:p>
      <text:p text:style-name="P2"/>
      <text:p text:style-name="P3">MANAGER_COMANDI</text:p>
      <text:p text:style-name="Standard"/>
      <text:p text:style-name="Standard">Viene creata una classe<text:span text:style-name="T1"> ManagerComandi()</text:span> per la gestione dei comandi di <text:span text:style-name="T1">EmotionalMaps</text:span> e vengono dichiarate le variabili <text:span text:style-name="T1">mpdi </text:span><text:span text:style-name="T2">di tipo </text:span><text:span text:style-name="T1">ManagerPDI</text:span><text:span text:style-name="T2">, </text:span><text:span text:style-name="T1">me </text:span><text:span text:style-name="T2">di tipo </text:span><text:span text:style-name="T1">ManagerEventi</text:span><text:span text:style-name="T2"> e </text:span><text:span text:style-name="T1">listaComandi</text:span><text:span text:style-name="T2"> dell'array </text:span><text:span text:style-name="T1">Comando[]</text:span><text:span text:style-name="T2">.</text:span></text:p>
      <text:p text:style-name="Standard"><text:span text:style-name="T2">Viene Creato un nuovo </text:span><text:span text:style-name="T1">ManagerComandi</text:span><text:span text:style-name="T2"> istanziando le variabili prima citate, </text:span></text:p>
      <text:p text:style-name="Standard"><text:span text:style-name="T2"/></text:p>
      <text:p text:style-name="Standard"><text:span text:style-name="T1">me</text:span><text:span text:style-name="T2"> = new </text:span><text:span text:style-name="T1">ManagerEventi();</text:span></text:p>
      <text:p text:style-name="Standard"><text:span text:style-name="T1">mpdi</text:span><text:span text:style-name="T2"> = new </text:span><text:span text:style-name="T1">ManagerPDI();</text:span></text:p>
      <text:p text:style-name="Standard"><text:span text:style-name="T1">listaComandi</text:span><text:span text:style-name="T2"> = null;</text:span></text:p>
      <text:p text:style-name="Standard"><text:span text:style-name="T2"/></text:p>
      <text:p text:style-name="Standard"><text:span text:style-name="T2">Creazione di un nuovo </text:span><text:span text:style-name="T1">ManagerComandi</text:span><text:span text:style-name="T2"> inizializzando il proprio </text:span><text:span text:style-name="T1">ManagerEventi</text:span><text:span text:style-name="T2"> con uno già</text:span></text:p>
      <text:p text:style-name="Standard"><text:span text:style-name="T2">esistente, creazione successiva del metodo </text:span><text:span text:style-name="T1">void caricaComandi()</text:span><text:span text:style-name="T2">, che carica i comandi contenuti</text:span></text:p>
      <text:p text:style-name="Standard"><text:span text:style-name="T2">nel file </text:span><text:span text:style-name="T1">&lt;nomefile&gt;</text:span><text:span text:style-name="T2">. La funzione prevede come input una stringa contente il path da cui caricare i comandi per l'esecuzione del programma. Nel caso in cui avvenga un errore irrecuperabile durante</text:span></text:p>
      <text:p text:style-name="Standard"><text:span text:style-name="T2">la lettura del file viene stampato a schermo </text:span><text:span text:style-name="T1">l'ERROR</text:span><text:span text:style-name="T2"> e successivamente viene chiuso in maniera forzata il programma.</text:span></text:p>
      <text:p text:style-name="Standard"><text:span text:style-name="T2">Poi viene creato il metodo </text:span><text:span text:style-name="T1">esegui()</text:span><text:span text:style-name="T2">, che esegue i comandi contenuti in </text:span><text:span text:style-name="T1">&lt;listaComandi&gt;</text:span><text:span text:style-name="T2">. </text:span></text:p>
      <text:p text:style-name="Standard"><text:span text:style-name="T2">Nel caso non riconosca il comando, stampa a schermo un</text:span><text:span text:style-name="T1"> WARNING</text:span><text:span text:style-name="T2"> con l'indice del comando non riconosciuto.</text:span></text:p>
      <text:p text:style-name="Standard"><text:span text:style-name="T2">Viene creato poi il metodo </text:span><text:span text:style-name="T1">converti()</text:span><text:span text:style-name="T2"> di tipo </text:span><text:span text:style-name="T1">comando[]</text:span><text:span text:style-name="T2"> che restituisce un array di oggetti comando</text:span></text:p>
      <text:p text:style-name="Standard"><text:span text:style-name="T2">convertiti dalle stringhe contenute in input, quindi nel caso la stringa non possa essere convertita verrà ignorata e la funzione continuerà a procedere.</text:span></text:p>
      <text:p text:style-name="Standard"><text:span text:style-name="T2">Viene creato il metodo </text:span><text:span text:style-name="T1">ottieniArgomento() </text:span><text:span text:style-name="T2">che restituisce l'argomento passato al comando contenuto in stringa, la cui funzione prevede in input un comando conforme in quanto non esegue </text:span></text:p>
      <text:p text:style-name="Standard"><text:span text:style-name="T2">alcun controllo.</text:span></text:p>
      <text:p text:style-name="Standard"><text:span text:style-name="T2">Infine, creazione del metodo </text:span><text:span text:style-name="T1">boolean formatoComandoCorretto(),</text:span><text:span text:style-name="T2"> che controlla che la stringa passata in input sia conforme alle specifiche riguardanti i comandi accettati dal programma. Questo</text:span></text:p>
      <text:p text:style-name="Standard"><text:span text:style-name="T2">controllo viene effettuato tramite </text:span><text:span text:style-name="T1">Reg.exe</text:span><text:span text:style-name="T4">(che controlla la struttura lessicale della stringa)</text:span><text:span text:style-name="T6">.</text:span></text:p>
      <text:p text:style-name="Standard"><text:span text:style-name="T6">L'ultimo metodo ad essere creato è il metodo </text:span><text:span text:style-name="T7">creaMappa(),</text:span><text:span text:style-name="T6"> che genera una mappa emozionale degli eventi che sono stati caricati e che sono avvenuti nell'intervallo di tempo contenuti in argomento.</text:span></text:p>
      <text:p text:style-name="Standard"><text:span text:style-name="T6"/></text:p>
      <text:p text:style-name="P3"><text:span text:style-name="T5">EMOTIONAL_MAPS</text:span></text:p>
      <text:p text:style-name="Standard"/>
      <text:p text:style-name="Standard"><text:span text:style-name="T2">Viene creata la classe </text:span><text:span text:style-name="T1">EmotionalMaps() </text:span><text:span text:style-name="T2">che gestisce il flusso di funzionamento del programma,</text:span></text:p>
      <text:p text:style-name="Standard"><text:span text:style-name="T2">questa è la classe principale.</text:span></text:p>
      <text:p text:style-name="Standard"><text:span text:style-name="T2">Viene istanziato </text:span><text:span text:style-name="T1">mc</text:span><text:span text:style-name="T2"> di tipo </text:span><text:span text:style-name="T1">ManagerComandi.</text:span></text:p>
      <text:p text:style-name="Standard"><text:span text:style-name="T2">Nel </text:span><text:span text:style-name="T1">main</text:span><text:span text:style-name="T2"> viene creato il metodo </text:span><text:span text:style-name="T1">controllaArgomenti()</text:span><text:span text:style-name="T2">, che ha la funzione di controllare che i parametri forniti dalla linea di comando siano </text:span><text:span text:style-name="T1">corretti</text:span><text:span text:style-name="T2">, i controlli eseguiti sono rispettivamente:</text:span></text:p>
      <text:p text:style-name="Standard"><text:span text:style-name="T2"/></text:p>
      <text:list xml:id="list5818469291728274794" text:style-name="L1">
        <text:list-item>
          <text:p text:style-name="P1"><text:span text:style-name="T2">numero degli argomenti</text:span></text:p>
        </text:list-item>
        <text:list-item>
          <text:p text:style-name="P1"><text:span text:style-name="T2">estensione del file</text:span></text:p>
        </text:list-item>
        <text:list-item>
          <text:p text:style-name="P1"><text:span text:style-name="T2">esistenza del file fornito</text:span></text:p>
        </text:list-item>
      </text:list>
      <text:p text:style-name="Standard"><text:span text:style-name="T2"/></text:p>
      <text:p text:style-name="Standard"><text:soft-page-break/><text:span text:style-name="T2">Se l'estensione del file dovesse mancare, gli viene aggiunta mediante il metodo </text:span><text:span text:style-name="T1">aggiungiEstensione()</text:span><text:span text:style-name="T2"> della classe UTILITA.</text:span></text:p>
      <text:p text:style-name="Standard"><text:span text:style-name="T2">Per ultimi vengono creati i metodi</text:span><text:span text:style-name="T1"> importa()</text:span><text:span text:style-name="T2">, che carica i comandi contenuti in </text:span><text:span text:style-name="T1">&lt;nomefile&gt; </text:span><text:span text:style-name="T2">nel </text:span><text:span text:style-name="T1">ManagerComandi</text:span><text:span text:style-name="T2">. </text:span></text:p>
      <text:p text:style-name="P5">N.B. (Tutti i comandi non conformi vengono ignorati lasciando proseguire il funzionamento del programma).</text:p>
      <text:p text:style-name="P2">Infine viene creato il metodo <text:span text:style-name="T1">void esegui(), </text:span>che esegue serialmente i comandi caricati nel <text:span text:style-name="T1">ManagerComandi.</text:span></text:p>
      <text:p text:style-name="P2"><text:span text:style-name="T1"/></text:p>
      <text:p text:style-name="P3">STATO_EMOTIVO</text:p>
      <text:p text:style-name="P3"/>
      <text:p text:style-name="P2">Stato gestito da sistema</text:p>
      <text:p text:style-name="P2">(NEUTRO, FELICE, TRISTE, ARRABBIATO, SORPRESO)</text:p>
      <text:p text:style-name="P2"/>
      <text:p text:style-name="P3">STATO_REGISTRAZIONE</text:p>
      <text:p text:style-name="P3"/>
      <text:p text:style-name="P2">Stato registrazione degli utenti gestiti da sistema </text:p>
      <text:p text:style-name="P2">(IN/OUT)</text:p>
      <text:p text:style-name="P2"/>
      <text:p text:style-name="P3">STATO_UTENTE</text:p>
      <text:p text:style-name="P3"/>
      <text:p text:style-name="P2">Stato di accesso utente gestito da sistema </text:p>
      <text:p text:style-name="P2">(LOGIN/LOGOUT)</text:p>
      <text:p text:style-name="P2"/>
      <text:p text:style-name="P2"><text:span text:style-name="T1">TIPO_COMANDO</text:span></text:p>
      <text:p text:style-name="P2"><text:span text:style-name="T1"/></text:p>
      <text:p text:style-name="P2">Tipologia di comando gestito da sistema </text:p>
      <text:p text:style-name="P2">(IMPORTA/CREA_MAPP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Alberti</meta:initial-creator>
    <meta:creation-date>2019-09-07T18:43:06.32</meta:creation-date>
    <dc:date>2019-09-07T23:21:28</dc:date>
    <dc:creator>Luca Alberti</dc:creator>
    <meta:editing-duration>PT1H39M19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5" meta:paragraph-count="116" meta:word-count="1952" meta:character-count="13119"/>
  </office:meta>
</office:document-meta>
</file>